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ModelMBean.setAttributes( AttributeList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ModelMBean.SpringModelMBean( ModelMBeanInfo mb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ModelMBean.SpringModel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ModelMBean.setManagedResource( Object managedResource , String managedResourc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ModelMBean.getAttribute( String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ModelMBean.invoke( String opName , Object [ ] opArgs , String [ ] s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ModelMBean.setAttribute( 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ModelMBean.getAttributes( String [ ] attr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